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d132" officeooo:paragraph-rsid="0004d132"/>
    </style:style>
    <style:style style:name="P2" style:family="paragraph" style:parent-style-name="Standard">
      <style:paragraph-properties fo:text-align="justify" style:justify-single-word="false"/>
      <style:text-properties officeooo:rsid="0004d132" officeooo:paragraph-rsid="0004d132"/>
    </style:style>
    <style:style style:name="P3" style:family="paragraph" style:parent-style-name="Standard">
      <style:paragraph-properties fo:text-align="justify" style:justify-single-word="false"/>
      <style:text-properties officeooo:paragraph-rsid="0004d132"/>
    </style:style>
    <style:style style:name="P4" style:family="paragraph" style:parent-style-name="Standard">
      <style:paragraph-properties fo:text-align="justify" style:justify-single-word="false"/>
      <style:text-properties officeooo:rsid="00064154" officeooo:paragraph-rsid="0004d132"/>
    </style:style>
    <style:style style:name="T1" style:family="text">
      <style:text-properties style:text-position="super 58%"/>
    </style:style>
    <style:style style:name="T2" style:family="text">
      <style:text-properties officeooo:rsid="00064154"/>
    </style:style>
    <style:style style:name="T3" style:family="text">
      <style:text-properties officeooo:rsid="0004d1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et été je souhaite aller en Suède et travailler en tant qu’ouvrier dans une entreprise pour mieux connaître le monde du travail et facilité la recherche de stage pour la 4e année.</text:p>
      <text:p text:style-name="P4"/>
      <text:p text:style-name="P4">Dans un premier temps je souhaite trouver un stage dans un domaine qui m’intéresse (pour mon stage de 4e année). Ceci me permetras de mieux découvrir le monde du travail dans le domaine cyber et savoir plus précisément ce que je souhaite et surtout dans une entreprise qui est pour moi éthique.</text:p>
      <text:p text:style-name="P4"/>
      <text:p text:style-name="P4">Je ne sais pas encore exactement le domaine que je souhaite mais le métier d’administrateur système pourrait me convenir. Il demande une grande connaissance en système d’exploitation ou encore en réseau. Deplus il demande une grande connaissance en base de données (langage SLQ). </text:p>
      <text:p text:style-name="P4"/>
      <text:p text:style-name="P4">Pour réaliser ce projet et pour potentiellement évoluer à un rang plus élevé, il me faut étudier en profondeur le réseau et le voyage en Suède me permettras de m’améliorer en anglais. </text:p>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0:11:32.012534908</meta:creation-date>
    <dc:date>2024-03-03T22:09:19.929505257</dc:date>
    <meta:editing-duration>PT12M16S</meta:editing-duration>
    <meta:editing-cycles>2</meta:editing-cycles>
    <meta:generator>LibreOffice/24.2.0.3$Linux_X86_64 LibreOffice_project/420$Build-3</meta:generator>
    <meta:document-statistic meta:table-count="0" meta:image-count="0" meta:object-count="0" meta:page-count="1" meta:paragraph-count="4" meta:word-count="159" meta:character-count="938" meta:non-whitespace-character-count="781"/>
  </office:meta>
</office:document-meta>
</file>